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ource Code Pro Black" svg:font-family="'Source Code Pro Black'" style:font-pitch="fixed"/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Source Code Pro Black" fo:font-size="10.5pt" officeooo:rsid="001a105b" officeooo:paragraph-rsid="001a105b" fo:background-color="#000000" style:font-size-asian="10.5pt" style:font-size-complex="10.5pt"/>
    </style:style>
    <style:style style:name="P2" style:family="paragraph" style:parent-style-name="Preformatted_20_Text">
      <style:text-properties style:font-name="Source Code Pro Black" fo:font-size="10.5pt" officeooo:rsid="001a105b" officeooo:paragraph-rsid="001b0bcc" fo:background-color="#000000" style:font-size-asian="10.5pt" style:font-size-complex="10.5pt"/>
    </style:style>
    <style:style style:name="P3" style:family="paragraph" style:parent-style-name="Preformatted_20_Text">
      <style:text-properties style:font-name="Source Code Pro Light" fo:font-size="10.5pt" officeooo:rsid="001a105b" officeooo:paragraph-rsid="001a105b" fo:background-color="#000000" style:font-size-asian="10.5pt" style:font-size-complex="10.5pt"/>
    </style:style>
    <style:style style:name="P4" style:family="paragraph" style:parent-style-name="Preformatted_20_Text">
      <style:text-properties style:font-name="Source Code Pro Light" fo:font-size="10.5pt" officeooo:rsid="001b0bcc" officeooo:paragraph-rsid="001b0bcc" fo:background-color="#000000" style:font-size-asian="10.5pt" style:font-size-complex="10.5pt"/>
    </style:style>
    <style:style style:name="T1" style:family="text">
      <style:text-properties fo:color="#6600cc"/>
    </style:style>
    <style:style style:name="T2" style:family="text">
      <style:text-properties fo:color="#6600cc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00cc" officeooo:rsid="001b0bcc"/>
    </style:style>
    <style:style style:name="T4" style:family="text">
      <style:text-properties fo:color="#4d4d4d"/>
    </style:style>
    <style:style style:name="T5" style:family="text">
      <style:text-properties fo:color="#4d4d4d" officeooo:rsid="001b0bcc"/>
    </style:style>
    <style:style style:name="T6" style:family="text">
      <style:text-properties fo:color="#4a4a4a"/>
    </style:style>
    <style:style style:name="T7" style:family="text">
      <style:text-properties fo:color="#4a4a4a" style:font-name="Source Code Pro Light"/>
    </style:style>
    <style:style style:name="T8" style:family="text">
      <style:text-properties fo:color="#4a4a4a" officeooo:rsid="001b0bcc"/>
    </style:style>
    <style:style style:name="T9" style:family="text">
      <style:text-properties fo:color="#474747"/>
    </style:style>
    <style:style style:name="T10" style:family="text">
      <style:text-properties fo:color="#454545"/>
    </style:style>
    <style:style style:name="T11" style:family="text">
      <style:text-properties fo:color="#424242"/>
    </style:style>
    <style:style style:name="T12" style:family="text">
      <style:text-properties fo:color="#404040"/>
    </style:style>
    <style:style style:name="T13" style:family="text">
      <style:text-properties fo:color="#3d3d3d"/>
    </style:style>
    <style:style style:name="T14" style:family="text">
      <style:text-properties fo:color="#3b3b3b"/>
    </style:style>
    <style:style style:name="T15" style:family="text">
      <style:text-properties fo:color="#383838"/>
    </style:style>
    <style:style style:name="T16" style:family="text">
      <style:text-properties fo:color="#363636"/>
    </style:style>
    <style:style style:name="T17" style:family="text">
      <style:text-properties fo:color="#333333"/>
    </style:style>
    <style:style style:name="T18" style:family="text">
      <style:text-properties fo:color="#303030"/>
    </style:style>
    <style:style style:name="T19" style:family="text">
      <style:text-properties fo:color="#2e2e2e"/>
    </style:style>
    <style:style style:name="T20" style:family="text">
      <style:text-properties fo:color="#2b2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 <text:s/></text:p>
      <text:p text:style-name="P3"><text:s text:c="2"/><text:span text:style-name="T19"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*</text:span></text:p>
      <text:p text:style-name="P3"><text:span text:style-name="T18">*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</text:span> <text:s/></text:p>
      <text:p text:style-name="P3"><text:s text:c="2"/><text:span text:style-name="T17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</text:p>
      <text:p text:style-name="P3"><text:span text:style-name="T16"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</text:span> <text:s/></text:p>
      <text:p text:style-name="P3"><text:s text:c="2"/><text:span text:style-name="T15"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</text:span></text:p>
      <text:p text:style-name="P3"><text:span text:style-name="T14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 <text:s/></text:p>
      <text:p text:style-name="P3"><text:s text:c="2"/><text:span text:style-name="T13"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*</text:span></text:p>
      <text:p text:style-name="P3"><text:span text:style-name="T12">*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</text:span> <text:s/></text:p>
      <text:p text:style-name="P3"><text:s text:c="2"/><text:span text:style-name="T11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</text:p>
      <text:p text:style-name="P3"><text:span text:style-name="T10"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</text:span> <text:s/></text:p>
      <text:p text:style-name="P3"><text:s text:c="2"/><text:span text:style-name="T9"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</text:span></text:p>
      <text:p text:style-name="P3"><text:span text:style-name="T6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/text:span><text:s/></text:p>
      <text:p text:style-name="P2"><text:s/><text:span text:style-name="T4">^~^~^~^~^~^~^~^~^~^~^~^~^~^~^~^~^~^~^~^~^~^~^~^~^~^~^~^~^~^~^~^~^~^~^~^~^~^~^ </text:span></text:p>
      <text:p text:style-name="P2"><text:span text:style-name="T5">(| <text:s text:c="74"/>|)</text:span><text:span text:style-name="T4"> </text:span></text:p>
      <text:p text:style-name="P1"><text:span text:style-name="T6"><text:s/>|)</text:span> <text:s text:c="72"/><text:span text:style-name="T6">(| </text:span></text:p>
      <text:p text:style-name="P1"><text:span text:style-name="T6">(| </text:span><text:s text:c="3"/><text:span text:style-name="T2">_/_/_/_/ <text:s/>_/ <text:s text:c="3"/>_/ <text:s/>_/_/_/ <text:s text:c="5"/>_/_/_/ <text:s/>_/_/_/_/ <text:s text:c="3"/>_/_/ <text:s text:c="3"/>_/ <text:s text:c="5"/>_/</text:span><text:span text:style-name="T1"> </text:span><text:span text:style-name="T6">|)</text:span></text:p>
      <text:p text:style-name="P1"><text:span text:style-name="T6"><text:s/>|)</text:span> <text:s/><text:span text:style-name="T1">_/ <text:s text:c="7"/>_/ <text:s text:c="3"/>_/ <text:s/>_/ <text:s text:c="3"/>_/ <text:s/>_/ <text:s text:c="7"/>_/ <text:s text:c="7"/>_/ <text:s text:c="3"/>_/ <text:s/>_/_/ <text:s text:c="3"/>_/ </text:span><text:span text:style-name="T6">(| </text:span></text:p>
      <text:p text:style-name="P1"><text:span text:style-name="T6">(| </text:span><text:s/><text:span text:style-name="T1">_/ <text:s text:c="7"/>_/ <text:s text:c="3"/>_/ <text:s/>_/_/_/ <text:s text:c="5"/>_/_/ <text:s text:c="3"/>_/_/_/ <text:s text:c="3"/>_/ <text:s text:c="3"/>_/ <text:s/>_/ <text:s/>_/ <text:s/>_/ <text:s text:c="2"/></text:span><text:span text:style-name="T6">|)</text:span></text:p>
      <text:p text:style-name="P1"><text:span text:style-name="T6"><text:s/>|)</text:span><text:span text:style-name="T1">_/ <text:s text:c="7"/>_/ <text:s text:c="3"/>_/ <text:s/>_/ <text:s text:c="3"/>_/ <text:s text:c="7"/>_/ <text:s/>_/ <text:s text:c="7"/>_/ <text:s text:c="3"/>_/ <text:s/>_/ <text:s text:c="3"/>_/_/ <text:s text:c="2"/></text:span><text:span text:style-name="T6">(| </text:span></text:p>
      <text:p text:style-name="P2"><text:span text:style-name="T6">(| </text:span><text:span text:style-name="T1"><text:s/>_/_/_/ <text:s text:c="3"/>_/_/ <text:s text:c="3"/>_/ <text:s text:c="3"/>_/ <text:s/>_/_/_/ <text:s text:c="3"/>_/_/_/_/ <text:s text:c="3"/>_/_/ <text:s text:c="3"/>_/ <text:s text:c="5"/>_/ <text:s text:c="4"/></text:span><text:span text:style-name="T8">|)</text:span><text:span text:style-name="T1"> <text:s/></text:span></text:p>
      <text:p text:style-name="P2"><text:span text:style-name="T1"><text:s/></text:span><text:span text:style-name="T6">|) <text:s text:c="26"/></text:span><text:span text:style-name="T8">CHOOSE YOUR DESTINY</text:span><text:span text:style-name="T6"> <text:s text:c="26"/></text:span><text:span text:style-name="T8">(|</text:span><text:span text:style-name="T6"> </text:span></text:p>
      <text:p text:style-name="P1"><text:span text:style-name="T8">(</text:span><text:span text:style-name="T6">| </text:span><text:s text:c="69"/><text:span text:style-name="T7">AJB™ </text:span><text:span text:style-name="T6">|</text:span><text:span text:style-name="T8">)</text:span> </text:p>
      <text:p text:style-name="P1"><text:s/><text:span text:style-name="T4">^~^~^~^~^~^~^~^~^~^~^~^~^~^~^~^~^~^~^~^~^~^~^~^~^~^~^~^~^~^~^~^~^~^~^~^~^~^~^</text:span> </text:p>
      <text:p text:style-name="P3"><text:span text:style-name="T6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 <text:s/></text:p>
      <text:p text:style-name="P3"><text:s text:c="2"/><text:span text:style-name="T9"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*</text:span></text:p>
      <text:p text:style-name="P3"><text:span text:style-name="T10">*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</text:span> <text:s/></text:p>
      <text:p text:style-name="P3"><text:s text:c="2"/><text:span text:style-name="T11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</text:p>
      <text:p text:style-name="P3"><text:span text:style-name="T12"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</text:span> <text:s/></text:p>
      <text:p text:style-name="P3"><text:s text:c="2"/><text:span text:style-name="T13"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</text:span></text:p>
      <text:p text:style-name="P3"><text:span text:style-name="T14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 <text:s/></text:p>
      <text:p text:style-name="P3"><text:s text:c="2"/><text:span text:style-name="T15"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*</text:span></text:p>
      <text:p text:style-name="P3"><text:span text:style-name="T16">*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</text:span> <text:s/></text:p>
      <text:p text:style-name="P3"><text:s text:c="2"/><text:span text:style-name="T17"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 <text:s text:c="2"/>*</text:span></text:p>
      <text:p text:style-name="P3"><text:span text:style-name="T18"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 <text:s text:c="2"/>* <text:s text:c="2"/>)</text:span> <text:s/></text:p>
      <text:p text:style-name="P3"><text:s text:c="2"/><text:span text:style-name="T19"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 <text:s text:c="2"/>( <text:s text:c="2"/>*</text:span></text:p>
      <text:p text:style-name="P3"><text:span text:style-name="T19"/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ource Code Pro Black" svg:font-family="'Source Code Pro Black'" style:font-pitch="fixed"/>
    <style:font-face style:name="Source Code Pro Light" svg:font-family="'Source Code Pro Light'" style:font-pitch="fixed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14:22:11.461419442</dc:date>
    <meta:editing-duration>PT13M3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36" meta:word-count="574" meta:character-count="2848" meta:non-whitespace-character-count="867"/>
  </office:meta>
</office:document-meta>
</file>